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5000002336AD38F01AFBC0406.png" manifest:media-type="image/png"/>
  <manifest:file-entry manifest:full-path="Pictures/10000001000003E1000002265F16EEE328F9F130.png" manifest:media-type="image/png"/>
  <manifest:file-entry manifest:full-path="Pictures/10000001000003E300000418127F727165FC10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pacity="100%" draw:textarea-horizontal-align="justify" draw:textarea-vertical-align="top" draw:auto-grow-height="false" fo:min-height="1.115cm" fo:min-width="5.21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top" draw:auto-grow-height="false" fo:min-height="2.442cm" fo:min-width="5.215cm"/>
      <style:paragraph-properties style:writing-mode="lr-tb"/>
    </style:style>
    <style:style style:name="gr5" style:family="graphic" style:parent-style-name="standard">
      <style:graphic-properties draw:opacity="100%" draw:textarea-horizontal-align="justify" draw:textarea-vertical-align="top" draw:auto-grow-height="false" fo:min-height="2.165cm" fo:min-width="5.28cm"/>
      <style:paragraph-properties style:writing-mode="lr-tb"/>
    </style:style>
    <style:style style:name="gr6" style:family="graphic" style:parent-style-name="standard">
      <style:graphic-properties svg:stroke-opacity="0%" draw:fill-color="#ff4000" draw:opacity="20%" draw:textarea-horizontal-align="justify" draw:textarea-vertical-align="middle" draw:auto-grow-height="false" fo:min-height="1.655cm" fo:min-width="2.675cm"/>
    </style:style>
    <style:style style:name="gr7" style:family="graphic" style:parent-style-name="standard">
      <style:graphic-properties svg:stroke-opacity="0%" draw:fill-color="#ff4000" draw:opacity="20%" draw:textarea-horizontal-align="justify" draw:textarea-vertical-align="middle" draw:auto-grow-height="false" fo:min-height="0.11cm" fo:min-width="9.66cm"/>
    </style:style>
    <style:style style:name="gr8" style:family="graphic" style:parent-style-name="standard">
      <style:graphic-properties svg:stroke-opacity="0%" draw:fill-color="#ff4000" draw:opacity="20%" draw:textarea-horizontal-align="justify" draw:textarea-vertical-align="middle" draw:auto-grow-height="false" fo:min-height="0.283cm" fo:min-width="18.55cm" draw:shadow="hidden"/>
    </style:style>
    <style:style style:name="gr9" style:family="graphic" style:parent-style-name="objectwithoutfill">
      <style:graphic-properties draw:stroke="dash" draw:stroke-dash="Dash" svg:stroke-linecap="butt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16.01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12" style:family="graphic" style:parent-style-name="standard">
      <style:graphic-properties svg:stroke-opacity="0%" draw:fill-color="#ff4000" draw:opacity="20%" draw:textarea-horizontal-align="justify" draw:textarea-vertical-align="middle" draw:auto-grow-height="false" fo:min-height="0.283cm" fo:min-width="24.9cm" draw:shadow="hidden"/>
    </style:style>
    <style:style style:name="gr13" style:family="graphic" style:parent-style-name="standard">
      <style:graphic-properties svg:stroke-opacity="0%" draw:fill-color="#ff4000" draw:opacity="20%" draw:textarea-horizontal-align="justify" draw:textarea-vertical-align="middle" draw:auto-grow-height="false" fo:min-height="0.283cm" fo:min-width="20.455cm" draw:shadow="hidden"/>
    </style:style>
    <style:style style:name="gr14" style:family="graphic" style:parent-style-name="standard">
      <style:graphic-properties draw:textarea-horizontal-align="justify" draw:textarea-vertical-align="middle" draw:auto-grow-height="false" fo:min-height="0.068cm" fo:min-width="0.009cm"/>
    </style:style>
    <style:style style:name="gr15" style:family="graphic" style:parent-style-name="standard">
      <style:graphic-properties draw:textarea-horizontal-align="justify" draw:textarea-vertical-align="middle" draw:auto-grow-height="false" fo:min-height="1.655cm" fo:min-width="19.185cm"/>
      <style:paragraph-properties style:writing-mode="lr-tb"/>
    </style:style>
    <style:style style:name="gr16" style:family="graphic" style:parent-style-name="standard">
      <style:graphic-properties svg:stroke-opacity="0%" draw:fill-color="#ff4000" draw:opacity="20%" draw:textarea-horizontal-align="justify" draw:textarea-vertical-align="middle" draw:auto-grow-height="false" fo:min-height="0.283cm" fo:min-width="22.131cm" draw:shadow="hidden"/>
    </style:style>
    <style:style style:name="gr17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18" style:family="graphic" style:parent-style-name="standard">
      <style:graphic-properties svg:stroke-opacity="0%" draw:fill-color="#ff4000" draw:opacity="20%" draw:textarea-horizontal-align="justify" draw:textarea-vertical-align="middle" draw:auto-grow-height="false" fo:min-height="0.283cm" fo:min-width="10.93cm" draw:shadow="hidden"/>
    </style:style>
    <style:style style:name="gr19" style:family="graphic" style:parent-style-name="standard">
      <style:graphic-properties svg:stroke-opacity="20%" draw:textarea-horizontal-align="justify" draw:textarea-vertical-align="middle" draw:auto-grow-height="false" fo:min-height="0.068cm" fo:min-width="0.009cm"/>
    </style:style>
    <style:style style:name="gr20" style:family="graphic" style:parent-style-name="standard">
      <style:graphic-properties svg:stroke-opacity="0%" draw:fill-color="#81d41a" draw:opacity="20%" draw:textarea-horizontal-align="justify" draw:textarea-vertical-align="middle" draw:auto-grow-height="false" fo:min-height="0.885cm" fo:min-width="0.258cm"/>
      <style:paragraph-properties style:writing-mode="lr-tb"/>
    </style:style>
    <style:style style:name="gr21" style:family="graphic" style:parent-style-name="standard">
      <style:graphic-properties svg:stroke-opacity="0%" draw:fill-color="#81d41a" draw:opacity="20%" draw:textarea-horizontal-align="justify" draw:textarea-vertical-align="middle" draw:auto-grow-height="false" fo:min-height="0.436cm" fo:min-width="0.258cm"/>
      <style:paragraph-properties style:writing-mode="lr-tb"/>
    </style:style>
    <style:style style:name="gr22" style:family="graphic" style:parent-style-name="standard">
      <style:graphic-properties svg:stroke-opacity="0%" draw:fill-color="#ff4000" draw:opacity="20%" draw:textarea-horizontal-align="justify" draw:textarea-vertical-align="middle" draw:auto-grow-height="false" fo:min-height="0.283cm" fo:min-width="12.2cm" draw:shadow="hidden"/>
    </style:style>
    <style:style style:name="gr23" style:family="graphic" style:parent-style-name="standard">
      <style:graphic-properties draw:marker-start="Arrowheads_20_1" draw:marker-start-width="0.3cm" draw:marker-end="Arrowheads_20_2" draw:marker-end-width="0.3cm" svg:stroke-opacity="20%" draw:textarea-vertical-align="middle"/>
    </style:style>
    <style:style style:name="gr24" style:family="graphic" style:parent-style-name="standard">
      <style:graphic-properties svg:stroke-opacity="0%" draw:opacity="0%" draw:textarea-horizontal-align="justify" draw:textarea-vertical-align="middle" draw:auto-grow-height="false" fo:min-height="1.02cm" fo:min-width="0.77cm"/>
      <style:paragraph-properties style:writing-mode="lr-tb"/>
    </style:style>
    <style:style style:name="gr25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notes">
      <style:graphic-properties draw:fill-color="#ffffff" fo:min-height="13.364cm"/>
      <style:paragraph-properties style:writing-mode="lr-tb"/>
    </style:style>
    <style:style style:name="pr5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opacity="100%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4000" draw:opacity="20%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81d41a" draw:opacity="20%"/>
      <style:paragraph-properties fo:text-align="center"/>
    </style:style>
    <style:style style:name="P11" style:family="paragraph">
      <loext:graphic-properties draw:opacity="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0% 100%" fo:font-size="10pt" style:font-size-asian="10pt" style:font-size-complex="1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2cm" presentation:class="title" presentation:user-transformed="true">
          <draw:text-box>
            <text:p>小さいピークの検出について</text:p>
          </draw:text-box>
        </draw:frame>
        <draw:frame presentation:style-name="pr2" draw:text-style-name="P1" draw:layer="layout" svg:width="25.199cm" svg:height="7.492cm" svg:x="1.4cm" svg:y="9.6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>
        <office:forms form:automatic-focus="false" form:apply-design-mode="false"/>
        <draw:custom-shape draw:style-name="gr2" draw:text-style-name="P4" draw:layer="layout" svg:width="5.715cm" svg:height="1.365cm" svg:x="20.255cm" svg:y="3.715cm">
          <text:p text:style-name="P3"><text:span text:style-name="T1">各ピークの極大値・極小値</text:span></text:p>
          <text:p text:style-name="P3"><text:span text:style-name="T1">を検出している。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9.937cm" svg:height="20.999cm" svg:x="0.201cm" svg:y="0.001cm">
          <draw:image xlink:href="Pictures/10000001000003E300000418127F727165FC108D.png" xlink:type="simple" xlink:show="embed" xlink:actuate="onLoad" draw:mime-type="image/png">
            <text:p/>
          </draw:image>
        </draw:frame>
        <draw:custom-shape draw:style-name="gr4" draw:text-style-name="P4" draw:layer="layout" svg:width="5.715cm" svg:height="2.692cm" svg:x="20.255cm" svg:y="5.715cm">
          <text:p text:style-name="P3"><text:span text:style-name="T1">各ピークの</text:span><text:span text:style-name="T1">y</text:span><text:span text:style-name="T1">座標の差が</text:span></text:p>
          <text:p text:style-name="P3"><text:span text:style-name="T1">0.04(</text:span><text:span text:style-name="T1">ハイパーパラメーター</text:span><text:span text:style-name="T1">)</text:span></text:p>
          <text:p text:style-name="P3"><text:span text:style-name="T1">以上のみを抽出</text:span></text:p>
          <text:p text:style-name="P3"><text:span text:style-name="T1">↓</text:span></text:p>
          <text:p text:style-name="P3"><text:span text:style-name="T1">小さすぎるピークを除去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78cm" svg:height="2.415cm" svg:x="20.255cm" svg:y="9.015cm">
          <text:p text:style-name="P3"><text:span text:style-name="T1">y[ i ] &gt; 0.5 </text:span><text:span text:style-name="T1">は、</text:span></text:p>
          <text:p text:style-name="P3"><text:span text:style-name="T1">吸収端の右側の領域</text:span></text:p>
          <text:p text:style-name="P6"><text:span text:style-name="T2">(XANES</text:span><text:span text:style-name="T2">・</text:span><text:span text:style-name="T2">EXAFS</text:span><text:span text:style-name="T2">領域</text:span><text:span text:style-name="T2">)</text:span></text:p>
          <text:p text:style-name="P6"><text:span text:style-name="T1">のピークのみを抽出するため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175cm" svg:height="1.905cm" svg:x="7.955cm" svg:y="8.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6cm" svg:height="0.36cm" svg:x="0.635cm" svg:y="6.62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>
        <office:forms form:automatic-focus="false" form:apply-design-mode="false"/>
        <draw:frame draw:style-name="gr3" draw:text-style-name="P5" draw:layer="layout" svg:width="26.272cm" svg:height="14.551cm" svg:x="1.273cm" svg:y="5.131cm">
          <draw:image xlink:href="Pictures/10000001000003E1000002265F16EEE328F9F130.png" xlink:type="simple" xlink:show="embed" xlink:actuate="onLoad" draw:mime-type="image/png">
            <text:p/>
          </draw:image>
        </draw:frame>
        <draw:custom-shape draw:style-name="gr8" draw:text-style-name="P7" draw:layer="layout" svg:width="19.05cm" svg:height="0.533cm" svg:x="1.27cm" svg:y="5.08cm">
          <text:p/>
          <draw:enhanced-geometry svg:viewBox="0 0 21600 21600" draw:type="rectangle" draw:enhanced-path="M 0 0 L 21600 0 21600 21600 0 21600 0 0 Z N"/>
        </draw:custom-shape>
        <draw:line draw:style-name="gr9" draw:text-style-name="P9" draw:layer="layout" svg:x1="7.722cm" svg:y1="9.525cm" svg:x2="7.722cm" svg:y2="18.745cm">
          <text:p/>
        </draw:line>
        <draw:line draw:style-name="gr9" draw:text-style-name="P9" draw:layer="layout" svg:x1="8.128cm" svg:y1="11.659cm" svg:x2="8.128cm" svg:y2="18.644cm">
          <text:p/>
        </draw:line>
        <draw:line draw:style-name="gr9" draw:text-style-name="P9" draw:layer="layout" svg:x1="9.347cm" svg:y1="11.354cm" svg:x2="9.347cm" svg:y2="18.593cm">
          <text:p/>
        </draw:line>
        <draw:line draw:style-name="gr9" draw:text-style-name="P9" draw:layer="layout" svg:x1="8.636cm" svg:y1="10.643cm" svg:x2="8.636cm" svg:y2="18.593cm">
          <text:p/>
        </draw:line>
        <draw:line draw:style-name="gr9" draw:text-style-name="P9" draw:layer="layout" svg:x1="9.957cm" svg:y1="11.1cm" svg:x2="9.957cm" svg:y2="18.644cm">
          <text:p/>
        </draw:line>
        <draw:custom-shape draw:style-name="gr10" draw:text-style-name="P5" draw:layer="layout" svg:width="16.51cm" svg:height="1.905cm" svg:x="6.35cm" svg:y="1.27cm">
          <text:p text:style-name="P5"><text:span text:style-name="T3">小</text:span><text:span text:style-name="T3">ピ</text:span><text:span text:style-name="T3">ー</text:span><text:span text:style-name="T3">ク</text:span><text:span text:style-name="T3">の</text:span><text:span text:style-name="T3">x</text:span><text:span text:style-name="T3">座</text:span><text:span text:style-name="T3">標</text:span><text:span text:style-name="T3">(</text:span><text:span text:style-name="T3">E</text:span><text:span text:style-name="T3">n</text:span><text:span text:style-name="T3">e</text:span><text:span text:style-name="T3">r</text:span><text:span text:style-name="T3">g</text:span><text:span text:style-name="T3">y</text:span><text:span text:style-name="T3">)</text:span></text:p>
          <text:p text:style-name="P5"><text:span text:style-name="T4">縦</text:span><text:span text:style-name="T4">軸</text:span><text:span text:style-name="T4"> </text:span><text:span text:style-name="T4">: </text:span><text:span text:style-name="T4">フ</text:span><text:span text:style-name="T4">ー</text:span><text:span text:style-name="T4">リ</text:span><text:span text:style-name="T4">エ</text:span><text:span text:style-name="T4">変</text:span><text:span text:style-name="T4">換</text:span><text:span text:style-name="T4">後</text:span><text:span text:style-name="T4">の</text:span><text:span text:style-name="T4">μ</text:span><text:span text:style-name="T4">t</text:span><text:span text:style-name="T4">, </text:span><text:span text:style-name="T4">横</text:span><text:span text:style-name="T4">軸</text:span><text:span text:style-name="T4"> </text:span><text:span text:style-name="T4">: </text:span><text:span text:style-name="T4">E</text:span><text:span text:style-name="T4">n</text:span><text:span text:style-name="T4">e</text:span><text:span text:style-name="T4">r</text:span><text:span text:style-name="T4">g</text:span><text:span text:style-name="T4">y </text:span><text:span text:style-name="T4">[</text:span><text:span text:style-name="T4">e</text:span><text:span text:style-name="T4">V</text:span><text:span text:style-name="T4">]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>
        <office:forms form:automatic-focus="false" form:apply-design-mode="false"/>
        <draw:frame draw:style-name="gr3" draw:text-style-name="P5" draw:layer="layout" svg:width="26.272cm" svg:height="14.551cm" svg:x="1.273cm" svg:y="5.131cm">
          <draw:image xlink:href="Pictures/10000001000003E1000002265F16EEE328F9F130.png" xlink:type="simple" xlink:show="embed" xlink:actuate="onLoad" draw:mime-type="image/png">
            <text:p/>
          </draw:image>
        </draw:frame>
        <draw:line draw:style-name="gr11" draw:text-style-name="P9" draw:layer="layout" svg:x1="2.54cm" svg:y1="9.322cm" svg:x2="7.62cm" svg:y2="9.322cm">
          <text:p/>
        </draw:line>
        <draw:line draw:style-name="gr11" draw:text-style-name="P9" draw:layer="layout" svg:x1="2.54cm" svg:y1="10.49cm" svg:x2="8.433cm" svg:y2="10.49cm">
          <text:p/>
        </draw:line>
        <draw:line draw:style-name="gr11" draw:text-style-name="P9" draw:layer="layout" svg:x1="2.54cm" svg:y1="10.998cm" svg:x2="9.804cm" svg:y2="10.998cm">
          <text:p/>
        </draw:line>
        <draw:line draw:style-name="gr11" draw:text-style-name="P9" draw:layer="layout" svg:x1="2.54cm" svg:y1="10.998cm" svg:x2="9.804cm" svg:y2="10.998cm">
          <text:p/>
        </draw:line>
        <draw:line draw:style-name="gr11" draw:text-style-name="P9" draw:layer="layout" svg:x1="2.54cm" svg:y1="11.252cm" svg:x2="9.144cm" svg:y2="11.252cm">
          <text:p/>
        </draw:line>
        <draw:line draw:style-name="gr11" draw:text-style-name="P9" draw:layer="layout" svg:x1="2.54cm" svg:y1="11.557cm" svg:x2="7.976cm" svg:y2="11.557cm">
          <text:p/>
        </draw:line>
        <draw:custom-shape draw:style-name="gr12" draw:text-style-name="P7" draw:layer="layout" svg:width="25.4cm" svg:height="0.533cm" svg:x="1.27cm" svg:y="5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6.51cm" svg:height="1.905cm" svg:x="6.35cm" svg:y="1.27cm">
          <text:p text:style-name="P5"><text:span text:style-name="T3">小ピークの</text:span><text:span text:style-name="T3">y</text:span><text:span text:style-name="T3">座標</text:span><text:span text:style-name="T3">(μt)</text:span></text:p>
          <text:p text:style-name="P5"><text:span text:style-name="T4">縦軸 </text:span><text:span text:style-name="T4">: </text:span><text:span text:style-name="T4">フーリエ変換後の</text:span><text:span text:style-name="T4">μt, </text:span><text:span text:style-name="T4">横軸 </text:span><text:span text:style-name="T4">: Energy [eV]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>
        <office:forms form:automatic-focus="false" form:apply-design-mode="false"/>
        <draw:frame draw:style-name="gr3" draw:text-style-name="P5" draw:layer="layout" svg:width="26.272cm" svg:height="14.551cm" svg:x="1.273cm" svg:y="5.131cm">
          <draw:image xlink:href="Pictures/10000001000003E1000002265F16EEE328F9F130.png" xlink:type="simple" xlink:show="embed" xlink:actuate="onLoad" draw:mime-type="image/png">
            <text:p/>
          </draw:image>
        </draw:frame>
        <draw:custom-shape draw:style-name="gr13" draw:text-style-name="P7" draw:layer="layout" svg:width="20.955cm" svg:height="0.533cm" svg:x="1.27cm" svg:y="5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0.635cm" svg:x="7.62cm" svg:y="12.0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5" draw:layer="layout" svg:width="0.635cm" svg:height="0.635cm" svg:x="8.22cm" svg:y="12.0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5" draw:layer="layout" svg:width="0.635cm" svg:height="0.635cm" svg:x="8.92cm" svg:y="12.0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5" draw:layer="layout" svg:width="0.635cm" svg:height="0.635cm" svg:x="9.62cm" svg:y="12.0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5" draw:layer="layout" svg:width="19.685cm" svg:height="1.905cm" svg:x="4.35cm" svg:y="1.27cm">
          <text:p text:style-name="P5"><text:span text:style-name="T3">小ピークの</text:span><text:span text:style-name="T3">x</text:span><text:span text:style-name="T3">座標の差</text:span><text:span text:style-name="T3">(Energy_Difference)</text:span></text:p>
          <text:p text:style-name="P5"><text:span text:style-name="T4">縦軸 </text:span><text:span text:style-name="T4">: </text:span><text:span text:style-name="T4">フーリエ変換後の</text:span><text:span text:style-name="T4">μt, </text:span><text:span text:style-name="T4">横軸 </text:span><text:span text:style-name="T4">: Energy [eV]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>
        <office:forms form:automatic-focus="false" form:apply-design-mode="false"/>
        <draw:frame draw:style-name="gr3" draw:text-style-name="P5" draw:layer="layout" svg:width="26.272cm" svg:height="14.551cm" svg:x="1.273cm" svg:y="5.131cm">
          <draw:image xlink:href="Pictures/10000001000003E1000002265F16EEE328F9F130.png" xlink:type="simple" xlink:show="embed" xlink:actuate="onLoad" draw:mime-type="image/png">
            <text:p/>
          </draw:image>
        </draw:frame>
        <draw:custom-shape draw:style-name="gr16" draw:text-style-name="P7" draw:layer="layout" svg:width="22.631cm" svg:height="0.533cm" svg:x="1.27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5" draw:layer="layout" svg:x1="7.92cm" svg:y1="9.525cm" svg:x2="7.92cm" svg:y2="11.633cm">
          <text:p/>
        </draw:line>
        <draw:line draw:style-name="gr17" draw:text-style-name="P5" draw:layer="layout" svg:x1="8.42cm" svg:y1="10.16cm" svg:x2="8.42cm" svg:y2="11.633cm">
          <text:p/>
        </draw:line>
        <draw:line draw:style-name="gr17" draw:text-style-name="P5" draw:layer="layout" svg:x1="9.02cm" svg:y1="10.16cm" svg:x2="9.02cm" svg:y2="11.334cm">
          <text:p/>
        </draw:line>
        <draw:line draw:style-name="gr17" draw:text-style-name="P5" draw:layer="layout" svg:x1="9.62cm" svg:y1="10.895cm" svg:x2="9.62cm" svg:y2="11.434cm">
          <text:p/>
        </draw:line>
        <draw:custom-shape draw:style-name="gr15" draw:text-style-name="P5" draw:layer="layout" svg:width="19.685cm" svg:height="1.905cm" svg:x="4.35cm" svg:y="1.27cm">
          <text:p text:style-name="P5"><text:span text:style-name="T3">小ピークの</text:span><text:span text:style-name="T3">y</text:span><text:span text:style-name="T3">座標の差</text:span><text:span text:style-name="T3">(μt_Difference)</text:span></text:p>
          <text:p text:style-name="P5"><text:span text:style-name="T4">縦軸 </text:span><text:span text:style-name="T4">: </text:span><text:span text:style-name="T4">フーリエ変換後の</text:span><text:span text:style-name="T4">μt, </text:span><text:span text:style-name="T4">横軸 </text:span><text:span text:style-name="T4">: Energy [eV]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>
        <office:forms form:automatic-focus="false" form:apply-design-mode="false"/>
        <draw:frame draw:style-name="gr3" draw:text-style-name="P5" draw:layer="layout" svg:width="26.272cm" svg:height="14.551cm" svg:x="1.273cm" svg:y="5.131cm">
          <draw:image xlink:href="Pictures/10000001000003E1000002265F16EEE328F9F130.png" xlink:type="simple" xlink:show="embed" xlink:actuate="onLoad" draw:mime-type="image/png">
            <text:p/>
          </draw:image>
        </draw:frame>
        <draw:custom-shape draw:style-name="gr18" draw:text-style-name="P7" draw:layer="layout" svg:width="11.43cm" svg:height="0.533cm" svg:x="1.27cm" svg:y="6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0.635cm" svg:height="0.635cm" svg:x="7.62cm" svg:y="12.0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5" draw:layer="layout" svg:width="0.635cm" svg:height="0.635cm" svg:x="8.22cm" svg:y="12.0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5" draw:layer="layout" svg:width="0.635cm" svg:height="0.635cm" svg:x="8.92cm" svg:y="12.0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5" draw:layer="layout" svg:width="0.635cm" svg:height="0.635cm" svg:x="9.62cm" svg:y="12.0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0" draw:layer="layout" svg:width="1.07cm" svg:height="1.605cm" svg:x="7.82cm" svg:y="10.16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1.07cm" svg:height="0.97cm" svg:x="9.121cm" svg:y="10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19.685cm" svg:height="1.905cm" svg:x="4.35cm" svg:y="1.27cm">
          <text:p text:style-name="P5"><text:span text:style-name="T3">小ピークの幅</text:span><text:span text:style-name="T3">(Peak_Width)</text:span></text:p>
          <text:p text:style-name="P5"><text:span text:style-name="T4">縦軸 </text:span><text:span text:style-name="T4">: </text:span><text:span text:style-name="T4">フーリエ変換後の</text:span><text:span text:style-name="T4">μt, </text:span><text:span text:style-name="T4">横軸 </text:span><text:span text:style-name="T4">: Energy [eV]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>
        <office:forms form:automatic-focus="false" form:apply-design-mode="false"/>
        <draw:frame draw:style-name="gr3" draw:text-style-name="P5" draw:layer="layout" svg:width="26.272cm" svg:height="14.551cm" svg:x="1.273cm" svg:y="5.131cm">
          <draw:image xlink:href="Pictures/10000001000003E1000002265F16EEE328F9F130.png" xlink:type="simple" xlink:show="embed" xlink:actuate="onLoad" draw:mime-type="image/png">
            <text:p/>
          </draw:image>
        </draw:frame>
        <draw:custom-shape draw:style-name="gr22" draw:text-style-name="P7" draw:layer="layout" svg:width="12.7cm" svg:height="0.533cm" svg:x="1.27cm" svg:y="7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7.92cm" svg:y1="9.525cm" svg:x2="7.92cm" svg:y2="11.633cm">
          <text:p/>
        </draw:line>
        <draw:line draw:style-name="gr17" draw:text-style-name="P5" draw:layer="layout" svg:x1="8.42cm" svg:y1="10.16cm" svg:x2="8.42cm" svg:y2="11.633cm">
          <text:p/>
        </draw:line>
        <draw:line draw:style-name="gr23" draw:text-style-name="P5" draw:layer="layout" svg:x1="9.02cm" svg:y1="10.16cm" svg:x2="9.02cm" svg:y2="11.334cm">
          <text:p/>
        </draw:line>
        <draw:line draw:style-name="gr17" draw:text-style-name="P5" draw:layer="layout" svg:x1="9.62cm" svg:y1="10.895cm" svg:x2="9.62cm" svg:y2="11.434cm">
          <text:p/>
        </draw:line>
        <draw:custom-shape draw:style-name="gr20" draw:text-style-name="P10" draw:layer="layout" svg:width="1.07cm" svg:height="1.605cm" svg:x="7.82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1.07cm" svg:height="0.97cm" svg:x="9.122cm" svg:y="10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19.685cm" svg:height="1.905cm" svg:x="4.35cm" svg:y="1.27cm">
          <text:p text:style-name="P5"><text:span text:style-name="T3">小ピークの高さ</text:span><text:span text:style-name="T3">(Peak_Height)</text:span></text:p>
          <text:p text:style-name="P5"><text:span text:style-name="T4">縦軸 </text:span><text:span text:style-name="T4">: </text:span><text:span text:style-name="T4">フーリエ変換後の</text:span><text:span text:style-name="T4">μt, </text:span><text:span text:style-name="T4">横軸 </text:span><text:span text:style-name="T4">: Energy [eV]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>
        <office:forms form:automatic-focus="false" form:apply-design-mode="false"/>
        <draw:frame draw:style-name="gr3" draw:text-style-name="P5" draw:layer="layout" svg:width="26.272cm" svg:height="14.551cm" svg:x="1.273cm" svg:y="5.131cm">
          <draw:image xlink:href="Pictures/10000001000003E1000002265F16EEE328F9F130.png" xlink:type="simple" xlink:show="embed" xlink:actuate="onLoad" draw:mime-type="image/png">
            <text:p/>
          </draw:image>
        </draw:frame>
        <draw:custom-shape draw:style-name="gr21" draw:text-style-name="P10" draw:layer="layout" svg:width="1.07cm" svg:height="0.97cm" svg:x="9.122cm" svg:y="10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1.07cm" svg:height="1.605cm" svg:x="7.82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1.27cm" svg:height="1.27cm" svg:x="7.822cm" svg:y="8.89cm">
          <text:p text:style-name="P5">①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.27cm" svg:height="1.27cm" svg:x="9.022cm" svg:y="8.89cm">
          <text:p text:style-name="P5">②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9.685cm" svg:height="1.905cm" svg:x="4.35cm" svg:y="1.27cm">
          <text:p text:style-name="P5"><text:span text:style-name="T3">小ピークの数</text:span><text:span text:style-name="T3">(Peak_Count)</text:span></text:p>
          <text:p text:style-name="P5"><text:span text:style-name="T4">縦軸 </text:span><text:span text:style-name="T4">: </text:span><text:span text:style-name="T4">フーリエ変換後の</text:span><text:span text:style-name="T4">μt, </text:span><text:span text:style-name="T4">横軸 </text:span><text:span text:style-name="T4">: Energy [eV]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>
        <office:forms form:automatic-focus="false" form:apply-design-mode="false"/>
        <draw:frame draw:style-name="gr3" draw:text-style-name="P5" draw:layer="layout" svg:width="25.955cm" svg:height="14.895cm" svg:x="0.78cm" svg:y="4.78cm">
          <draw:image xlink:href="Pictures/10000001000003D5000002336AD38F01AFBC0406.png" xlink:type="simple" xlink:show="embed" xlink:actuate="onLoad" draw:mime-type="image/png">
            <text:p/>
          </draw:image>
        </draw:frame>
        <draw:line draw:style-name="gr25" draw:text-style-name="P5" draw:layer="layout" svg:x1="7.805cm" svg:y1="11.894cm" svg:x2="8.436cm" svg:y2="10.345cm">
          <text:p/>
        </draw:line>
        <draw:line draw:style-name="gr25" draw:text-style-name="P5" draw:layer="layout" svg:x1="9.033cm" svg:y1="11.794cm" svg:x2="9.814cm" svg:y2="11.066cm">
          <text:p/>
        </draw:line>
        <draw:custom-shape draw:style-name="gr20" draw:text-style-name="P10" draw:layer="layout" svg:width="1.07cm" svg:height="1.605cm" svg:x="7.223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1.07cm" svg:height="0.97cm" svg:x="8.523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19.685cm" svg:height="1.905cm" svg:x="4.35cm" svg:y="1.27cm">
          <text:p text:style-name="P5"><text:span text:style-name="T3">小ピークの傾き</text:span><text:span text:style-name="T3">(Peak_Slope)</text:span></text:p>
          <text:p text:style-name="P5"><text:span text:style-name="T4">縦軸 </text:span><text:span text:style-name="T4">: </text:span><text:span text:style-name="T4">フーリエ変換後の</text:span><text:span text:style-name="T4">μt, </text:span><text:span text:style-name="T4">横軸 </text:span><text:span text:style-name="T4">: Energy [eV]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Lights2">
        <office:forms form:automatic-focus="false" form:apply-design-mode="false"/>
        <draw:frame draw:style-name="gr3" draw:text-style-name="P5" draw:layer="layout" svg:width="26.272cm" svg:height="14.551cm" svg:x="1.273cm" svg:y="5.131cm">
          <draw:image xlink:href="Pictures/10000001000003E1000002265F16EEE328F9F13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7cm" fo:text-indent="0cm"/>
      <style:text-properties fo:font-size="28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97cm" fo:text-indent="0cm"/>
      <style:text-properties fo:font-size="24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1cm" fo:text-indent="0cm"/>
      <style:text-properties fo:font-size="26.6000003814697pt"/>
    </style:style>
    <style:style style:name="Lights-outline6" style:family="presentation" style:parent-style-name="Lights-outline5">
      <style:paragraph-properties fo:margin-left="0cm" fo:margin-right="0cm" fo:margin-top="0cm" fo:margin-bottom="0.133cm" fo:text-indent="0cm"/>
      <style:text-properties fo:font-size="35.5pt"/>
    </style:style>
    <style:style style:name="Lights-outline7" style:family="presentation" style:parent-style-name="Lights-outline6">
      <style:paragraph-properties fo:margin-left="0cm" fo:margin-right="0cm" fo:margin-top="0cm" fo:margin-bottom="0.177cm" fo:text-indent="0cm"/>
      <style:text-properties fo:font-size="47.2999992370606pt"/>
    </style:style>
    <style:style style:name="Lights-outline8" style:family="presentation" style:parent-style-name="Lights-outline7">
      <style:paragraph-properties fo:margin-left="0cm" fo:margin-right="0cm" fo:margin-top="0cm" fo:margin-bottom="0.235cm" fo:text-indent="0cm"/>
      <style:text-properties fo:font-size="63.0999984741211pt"/>
    </style:style>
    <style:style style:name="Lights-outline9" style:family="presentation" style:parent-style-name="Lights-outline8">
      <style:paragraph-properties fo:margin-left="0cm" fo:margin-right="0cm" fo:margin-top="0cm" fo:margin-bottom="0.313cm" fo:text-indent="0cm"/>
      <style:text-properties fo:font-size="84.0999984741211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7cm" fo:text-indent="0cm"/>
      <style:text-properties fo:font-size="28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97cm" fo:text-indent="0cm"/>
      <style:text-properties fo:font-size="24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1cm" fo:text-indent="0cm"/>
      <style:text-properties fo:font-size="26.6000003814697pt"/>
    </style:style>
    <style:style style:name="Lights1-outline6" style:family="presentation" style:parent-style-name="Lights1-outline5">
      <style:paragraph-properties fo:margin-left="0cm" fo:margin-right="0cm" fo:margin-top="0cm" fo:margin-bottom="0.133cm" fo:text-indent="0cm"/>
      <style:text-properties fo:font-size="35.5pt"/>
    </style:style>
    <style:style style:name="Lights1-outline7" style:family="presentation" style:parent-style-name="Lights1-outline6">
      <style:paragraph-properties fo:margin-left="0cm" fo:margin-right="0cm" fo:margin-top="0cm" fo:margin-bottom="0.177cm" fo:text-indent="0cm"/>
      <style:text-properties fo:font-size="47.2999992370606pt"/>
    </style:style>
    <style:style style:name="Lights1-outline8" style:family="presentation" style:parent-style-name="Lights1-outline7">
      <style:paragraph-properties fo:margin-left="0cm" fo:margin-right="0cm" fo:margin-top="0cm" fo:margin-bottom="0.235cm" fo:text-indent="0cm"/>
      <style:text-properties fo:font-size="63.0999984741211pt"/>
    </style:style>
    <style:style style:name="Lights1-outline9" style:family="presentation" style:parent-style-name="Lights1-outline8">
      <style:paragraph-properties fo:margin-left="0cm" fo:margin-right="0cm" fo:margin-top="0cm" fo:margin-bottom="0.313cm" fo:text-indent="0cm"/>
      <style:text-properties fo:font-size="84.0999984741211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4cm" fo:text-indent="0cm"/>
      <style:text-properties fo:font-size="28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98cm" fo:text-indent="0cm"/>
      <style:text-properties fo:font-size="24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99cm" fo:text-indent="0cm"/>
      <style:text-properties fo:font-size="20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1cm" fo:text-indent="0cm"/>
      <style:text-properties fo:font-size="26.6000003814697pt"/>
    </style:style>
    <style:style style:name="Lights2-outline6" style:family="presentation" style:parent-style-name="Lights2-outline5">
      <style:paragraph-properties fo:margin-left="0cm" fo:margin-right="0cm" fo:margin-top="0cm" fo:margin-bottom="0.133cm" fo:text-indent="0cm"/>
      <style:text-properties fo:font-size="35.5pt"/>
    </style:style>
    <style:style style:name="Lights2-outline7" style:family="presentation" style:parent-style-name="Lights2-outline6">
      <style:paragraph-properties fo:margin-left="0cm" fo:margin-right="0cm" fo:margin-top="0cm" fo:margin-bottom="0.177cm" fo:text-indent="0cm"/>
      <style:text-properties fo:font-size="47.2999992370606pt"/>
    </style:style>
    <style:style style:name="Lights2-outline8" style:family="presentation" style:parent-style-name="Lights2-outline7">
      <style:paragraph-properties fo:margin-left="0cm" fo:margin-right="0cm" fo:margin-top="0cm" fo:margin-bottom="0.235cm" fo:text-indent="0cm"/>
      <style:text-properties fo:font-size="63.0999984741211pt"/>
    </style:style>
    <style:style style:name="Lights2-outline9" style:family="presentation" style:parent-style-name="Lights2-outline8">
      <style:paragraph-properties fo:margin-left="0cm" fo:margin-right="0cm" fo:margin-top="0cm" fo:margin-bottom="0.313cm" fo:text-indent="0cm"/>
      <style:text-properties fo:font-size="84.0999984741211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21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3.301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83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3.536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887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887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3.301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887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2.20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2.357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21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21.002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3.301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83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3.536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887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887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3.301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887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2.20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2.357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20.99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21.002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6.666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3.301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887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887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text-properties fo:font-size="18.7000007629395pt"/>
    </style:style>
    <style:style style:name="MP15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6" style:family="paragraph">
      <style:paragraph-properties fo:text-align="end"/>
      <style:text-properties fo:font-size="18.7000007629395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8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3.667cm" svg:x="1.5cm" svg:y="5.333cm" presentation:class="title" presentation:placeholder="true">
        <draw:text-box/>
      </draw:frame>
      <draw:frame presentation:style-name="Lights-outline1" draw:layer="backgroundobjects" svg:width="25cm" svg:height="8cm" svg:x="1.5cm" svg:y="9.666cm" presentation:class="outline" presentation:placeholder="true">
        <draw:text-box/>
      </draw:frame>
      <draw:frame presentation:style-name="Mpr2" draw:text-style-name="MP2" draw:layer="backgroundobjects" svg:width="6.5cm" svg:height="1.453cm" svg:x="0.5cm" svg:y="1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453cm" svg:x="9.5cm" svg:y="19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453cm" svg:x="21cm" svg:y="19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4.667cm" svg:x="4cm" svg:y="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4.667cm" svg:x="20.5cm" svg:y="14.6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4cm" svg:x="25cm" svg:y="10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5cm" svg:x="-0.5cm" svg:y="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.667cm" svg:x="1.5cm" svg:y="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.667cm" svg:x="0cm" svg:y="4.6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4.667cm" svg:x="0cm" svg:y="19.33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.667cm" svg:x="27cm" svg:y="17.33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.667cm" svg:x="26.5cm" svg:y="12.66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3.12cm" svg:x="22.5cm" svg:y="17.33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3.333cm" svg:x="22cm" svg:y="20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21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21.002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15" draw:layer="backgroundobjects" svg:width="6.5cm" svg:height="1.453cm" svg:x="0.501cm" svg:y="19.001cm">
        <draw:text-box>
          <text:p text:style-name="MP14"><text:span text:style-name="MT1"><presentation:date-time/></text:span></text:p>
        </draw:text-box>
      </draw:frame>
      <draw:frame presentation:style-name="Mpr16" draw:text-style-name="MP17" draw:layer="backgroundobjects" svg:width="6.5cm" svg:height="1.453cm" svg:x="21.001cm" svg:y="19.001cm">
        <draw:text-box>
          <text:p text:style-name="MP16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4.667cm" svg:x="4.001cm" svg:y="4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4.667cm" svg:x="20.501cm" svg:y="14.66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4cm" svg:x="25.001cm" svg:y="10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5cm" svg:x="-0.499cm" svg:y="9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.667cm" svg:x="1.501cm" svg:y="4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.667cm" svg:x="0.001cm" svg:y="4.66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4.667cm" svg:x="0.001cm" svg:y="19.33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.667cm" svg:x="27.001cm" svg:y="17.33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.667cm" svg:x="26.501cm" svg:y="12.66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3.12cm" svg:x="22.501cm" svg:y="17.33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3.333cm" svg:x="22.001cm" svg:y="20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3.667cm" svg:x="1.5cm" svg:y="1cm" presentation:class="title" presentation:placeholder="true">
        <draw:text-box/>
      </draw:frame>
      <draw:frame presentation:style-name="Lights1-outline1" draw:layer="backgroundobjects" svg:width="25cm" svg:height="13.333cm" svg:x="1.5cm" svg:y="5.333cm" presentation:class="outline" presentation:placeholder="true">
        <draw:text-box/>
      </draw:frame>
      <draw:frame presentation:style-name="Mpr16" draw:text-style-name="MP2" draw:layer="backgroundobjects" svg:width="6.5cm" svg:height="1.453cm" svg:x="0.5cm" svg:y="1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453cm" svg:x="9.5cm" svg:y="19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453cm" svg:x="21cm" svg:y="1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20.99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21.002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8" draw:layer="backgroundobjects" svg:width="28.5cm" svg:height="16.666cm" svg:x="0cm" svg:y="4.667cm">
        <text:p/>
        <draw:enhanced-geometry svg:viewBox="0 0 21600 21600" draw:type="rectangle" draw:enhanced-path="M 0 0 L 21600 0 21600 21600 0 21600 0 0 Z N"/>
      </draw:custom-shape>
      <draw:frame presentation:style-name="Mpr31" draw:text-style-name="MP15" draw:layer="backgroundobjects" svg:width="6.5cm" svg:height="1.453cm" svg:x="0.501cm" svg:y="19.001cm">
        <draw:text-box>
          <text:p text:style-name="MP14"><text:span text:style-name="MT1"><presentation:date-time/></text:span></text:p>
        </draw:text-box>
      </draw:frame>
      <draw:frame presentation:style-name="Mpr31" draw:text-style-name="MP17" draw:layer="backgroundobjects" svg:width="6.5cm" svg:height="1.453cm" svg:x="21.001cm" svg:y="19.001cm">
        <draw:text-box>
          <text:p text:style-name="MP16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4.667cm" svg:x="4.001cm" svg:y="4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4.667cm" svg:x="20.501cm" svg:y="14.66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.667cm" svg:x="1.501cm" svg:y="4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.667cm" svg:x="0.001cm" svg:y="4.66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3.667cm" svg:x="1.5cm" svg:y="1cm" presentation:class="title" presentation:placeholder="true">
        <draw:text-box/>
      </draw:frame>
      <draw:frame presentation:style-name="Lights2-outline1" draw:layer="backgroundobjects" svg:width="25cm" svg:height="13.333cm" svg:x="1.5cm" svg:y="5.333cm" presentation:class="outline" presentation:placeholder="true">
        <draw:text-box/>
      </draw:frame>
      <draw:frame presentation:style-name="Mpr31" draw:text-style-name="MP2" draw:layer="backgroundobjects" svg:width="6.5cm" svg:height="1.453cm" svg:x="0.5cm" svg:y="19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453cm" svg:x="9.5cm" svg:y="19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453cm" svg:x="21cm" svg:y="1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0T13:02:41.954718557</meta:creation-date>
    <meta:editing-duration>PT16S</meta:editing-duration>
    <meta:editing-cycles>2</meta:editing-cycles>
    <meta:generator>LibreOffice/7.3.7.2$Linux_X86_64 LibreOffice_project/30$Build-2</meta:generator>
    <dc:title>Lights</dc:title>
    <dc:date>2023-05-10T13:35:17.702788668</dc:date>
    <meta:document-statistic meta:object-count="171"/>
  </office:meta>
</office:document-meta>
</file>